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Schoolbook 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 Plastic bottles – 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 good – comm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good – pers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form – 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wser 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apore – 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king – 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 – 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ther – 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ortion – 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anking – 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 Plastic bottles – 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olution – evolu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y marriage – 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owser F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rder – y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 – 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olution – crea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ortion – 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 – 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y marriage – 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dia – 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heis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V/Books – book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form – 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ngapore – 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urder – 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rn – 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ther – y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ristiani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n – y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V/Books – T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6:32:20.044979189</meta:creation-date>
    <dc:date>2016-09-09T16:32:44.742434057</dc:date>
    <meta:editing-duration>P0D</meta:editing-duration>
    <meta:editing-cycles>1</meta:editing-cycles>
    <meta:document-statistic meta:table-count="1" meta:cell-count="64" meta:object-count="0"/>
    <meta:generator>LibreOffice/4.2.8.2$Linux_X86_64 LibreOffice_project/420m0$Build-2</meta:generator>
  </office:meta>
</office:document-meta>
</file>